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62a7" officeooo:paragraph-rsid="001e62a7"/>
    </style:style>
    <style:style style:name="P2" style:family="paragraph" style:parent-style-name="Standard">
      <style:text-properties officeooo:rsid="001e62a7" officeooo:paragraph-rsid="0020cc6f"/>
    </style:style>
    <style:style style:name="P3" style:family="paragraph" style:parent-style-name="Standard">
      <style:text-properties officeooo:rsid="0020cc6f" officeooo:paragraph-rsid="0020cc6f"/>
    </style:style>
    <style:style style:name="P4" style:family="paragraph" style:parent-style-name="Text_20_body">
      <style:text-properties fo:language="zxx" fo:country="none" officeooo:rsid="001e62a7" officeooo:paragraph-rsid="0020cc6f"/>
    </style:style>
    <style:style style:name="T1" style:family="text">
      <style:text-properties officeooo:rsid="0020023e"/>
    </style:style>
    <style:style style:name="T2" style:family="text">
      <style:text-properties officeooo:rsid="0020cc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Farin Valentin<text:tab/> </text:p>
      <text:p text:style-name="P3">Duprat Lucie <text:s/></text:p>
      <text:p text:style-name="P3">Mathurin Adèle </text:p>
      <text:p text:style-name="P3">Chauveau Rodolphe</text:p>
      <text:p text:style-name="P1"/>
      <text:p text:style-name="P1"/>
      <text:p text:style-name="P4"><text:tab/>Suite à la défaite d'Athènes lors de la guerre du Péloponnèse qui perd son statut de cité hégémonique et la fin des travaux de l'acropole d'Athènes, beaucoup d'artistes se dispersent en Asie Mineure et prennent des commandes qui les poussent à innover et à intégrer leurs habitudes aux coutumes locales. Le Monument des Néréides, érigé vers 380 av.J.-C sur l'acropole de Xanthos, en Lycie, est un édifice commandé par le dynaste local Arbinas, barbare à la cour duquel la culture grecque était en honneur. Ce temple-tombeau en calcaire et en marbre, concilie la coutume lycienne du pilier funéraire et l'architecture religieuse grecque. Le corpus est constitué de ..., à travers l'étude ces documents nous aborderont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5M19S</meta:editing-duration>
    <meta:editing-cycles>4</meta:editing-cycles>
    <meta:generator>LibreOffice/5.3.6.1$Windows_x86 LibreOffice_project/686f202eff87ef707079aeb7f485847613344eb7</meta:generator>
    <dc:date>2017-12-07T22:20:21.688000000</dc:date>
    <meta:document-statistic meta:table-count="0" meta:image-count="0" meta:object-count="0" meta:page-count="1" meta:paragraph-count="5" meta:word-count="125" meta:character-count="785" meta:non-whitespace-character-count="659"/>
    <meta:user-defined meta:name="Info 1"/>
    <meta:user-defined meta:name="Info 2"/>
    <meta:user-defined meta:name="Info 3"/>
    <meta:user-defined meta:name="Info 4"/>
  </office:meta>
</office:document-meta>
</file>